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valuationContextImpl.readVariable( OScope . Variable variable , OMessageVarType . Part p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prEvaluationContextImpl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getPartData( Element message ,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sendEvent( ScopeEvent 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evaluateQuery( Node root , O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ExprEvaluationContextImpl( ScopeFrame scopeInstace , OdeInternalInstance ntv , 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isLinkActive( OLink o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ExprEvaluationContextImpl( ScopeFrame scopeInstnce , OdeInternalInstance ntv , Map &lt; OLink , Boolean &gt; linkV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ExprEvaluationContextImpl( ScopeFrame scopeInstace , OdeInternalInstance nt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valuationContextImpl.narr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valuationContextImpl.readMessageProperty( OScope . Variable variable , OProcess . O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